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Monaco, 'Andale Mono', 'Ubuntu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 Sans" svg:font-family="'Open Sans', 'Helvetica Neue', Arial, Helvetica, sans-serif"/>
  </office:font-face-decls>
  <office:automatic-styles>
    <style:style style:name="P1" style:family="paragraph" style:parent-style-name="Heading_20_1">
      <style:paragraph-properties fo:margin-left="0in" fo:margin-right="0in" fo:margin-top="0in" fo:margin-bottom="0in" style:contextual-spacing="false" fo:line-height="100%" fo:orphans="2" fo:widows="2" fo:text-indent="0in" style:auto-text-indent="false"/>
      <style:text-properties fo:font-variant="normal" fo:text-transform="none" fo:color="#eed639" loext:opacity="100%" style:font-name="Open Sans" fo:font-size="14pt" fo:letter-spacing="normal" fo:font-style="normal" fo:font-weight="bold" loext:padding="0in" loext:border="none"/>
    </style:style>
    <style:style style:name="P2" style:family="paragraph" style:parent-style-name="Heading_20_2">
      <style:paragraph-properties fo:margin-left="0in" fo:margin-right="0in" fo:margin-top="0in" fo:margin-bottom="0.1665in" style:contextual-spacing="false" fo:line-height="125%" fo:orphans="2" fo:widows="2" fo:text-indent="0in" style:auto-text-indent="false" fo:padding="0in" fo:border="none"/>
      <style:text-properties fo:font-variant="normal" fo:text-transform="none" fo:color="#eed639" loext:opacity="100%" style:font-name="Open Sans" fo:font-size="12pt" fo:letter-spacing="normal" fo:font-style="normal" fo:font-weight="bold" loext:padding="0in" loext:border="none"/>
    </style:style>
    <style:style style:name="P3" style:family="paragraph" style:parent-style-name="Preformatted_20_Text">
      <loext:graphic-properties draw:fill="solid" draw:fill-color="#2f3136" draw:opacity="100%"/>
      <style:paragraph-properties fo:margin-left="0.25in" fo:margin-right="0.25in" fo:margin-top="0in" fo:margin-bottom="0in" style:contextual-spacing="false" fo:line-height="150%" fo:text-align="start" style:justify-single-word="false" fo:orphans="2" fo:widows="2" fo:text-indent="0in" style:auto-text-indent="false" fo:background-color="#2f3136" fo:padding="0in" fo:border="none"/>
    </style:style>
    <style:style style:name="P4" style:family="paragraph" style:parent-style-name="Preformatted_20_Text">
      <loext:graphic-properties draw:fill="solid" draw:fill-color="#2f3136" draw:opacity="100%"/>
      <style:paragraph-properties fo:margin-left="0.25in" fo:margin-right="0.25in" fo:margin-top="0in" fo:margin-bottom="0in" style:contextual-spacing="false" fo:line-height="150%" fo:text-align="start" style:justify-single-word="false" fo:orphans="2" fo:widows="2" fo:text-indent="0in" style:auto-text-indent="false" fo:background-color="#2f3136" fo:padding="0in" fo:border="none"/>
    </style:style>
    <style:style style:name="P5" style:family="paragraph" style:parent-style-name="Standard">
      <style:text-properties loext:padding-left="0in" loext:padding-right="0in" loext:padding-top="0in" loext:padding-bottom="0.0193in" loext:border-left="none" loext:border-right="none" loext:border-top="none" loext:border-bottom="0.06pt solid #36393f"/>
    </style:style>
    <style:style style:name="P6" style:family="paragraph" style:parent-style-name="Standard">
      <style:paragraph-properties fo:margin-top="0in" fo:margin-bottom="0in" style:contextual-spacing="false" fo:orphans="2" fo:widows="2"/>
      <style:text-properties fo:font-variant="normal" fo:text-transform="none" fo:color="#b9bbbe" loext:opacity="100%" style:font-name="Open Sans" fo:font-size="10.5pt" fo:letter-spacing="normal" fo:font-style="normal" fo:font-weight="normal" loext:padding="0in" loext:border="none"/>
    </style:style>
    <style:style style:name="P7" style:family="paragraph" style:parent-style-name="Standard">
      <style:paragraph-properties fo:margin-left="0in" fo:margin-right="0in" fo:margin-top="0in" fo:margin-bottom="0in" style:contextual-spacing="false" fo:orphans="2" fo:widows="2" fo:text-indent="0in" style:auto-text-indent="false"/>
      <style:text-properties fo:text-transform="uppercase" fo:color="#ffffff" loext:opacity="100%" style:font-name="Open Sans" fo:font-size="14pt" fo:letter-spacing="normal" fo:font-style="normal" fo:font-weight="bold" loext:padding="0in" loext:border="none"/>
    </style:style>
    <style:style style:name="P8" style:family="paragraph" style:parent-style-name="Text_20_body">
      <style:paragraph-properties fo:margin-left="0.25in" fo:margin-right="0.25in" fo:margin-top="0.25in" fo:margin-bottom="0in" style:contextual-spacing="false" fo:line-height="185%" fo:orphans="2" fo:widows="2" fo:text-indent="0in" style:auto-text-indent="false" fo:padding="0in" fo:border="none"/>
      <style:text-properties fo:font-variant="normal" fo:text-transform="none" fo:color="#ffffff" loext:opacity="100%" style:font-name="Open Sans" fo:font-size="12pt" fo:letter-spacing="normal" fo:font-style="normal" fo:font-weight="normal" loext:padding="0in" loext:border="none"/>
    </style:style>
    <style:style style:name="P9" style:family="paragraph" style:parent-style-name="Text_20_body">
      <style:paragraph-properties fo:margin-left="0.2602in" fo:margin-right="0.2602in" fo:margin-top="0in" fo:margin-bottom="0in" style:contextual-spacing="false" fo:line-height="185%" fo:orphans="2" fo:widows="2" fo:text-indent="0in" style:auto-text-indent="false" fo:padding="0in" fo:border="none"/>
    </style:style>
    <style:style style:name="P10" style:family="paragraph" style:parent-style-name="Text_20_body">
      <style:paragraph-properties fo:margin-left="0.25in" fo:margin-right="0.25in" fo:margin-top="0.25in" fo:margin-bottom="0in" style:contextual-spacing="false" fo:line-height="185%" fo:orphans="2" fo:widows="2" fo:text-indent="0in" style:auto-text-indent="false" fo:padding="0in" fo:border="none"/>
    </style:style>
    <style:style style:name="T1" style:family="text">
      <style:text-properties fo:font-variant="normal" fo:text-transform="none" fo:color="#ffffff" loext:opacity="100%" style:font-name="Open Sans" fo:font-size="12pt" fo:letter-spacing="normal" fo:font-style="normal" fo:font-weight="normal" loext:padding="0in" loext:border="none"/>
    </style:style>
    <style:style style:name="T2" style:family="text">
      <style:text-properties fo:font-variant="normal" fo:text-transform="none" fo:color="#ffffff" loext:opacity="100%" style:font-name="Open Sans" fo:font-size="12pt" fo:letter-spacing="normal" fo:font-style="normal" style:text-underline-style="solid" style:text-underline-width="auto" style:text-underline-color="font-color" fo:font-weight="normal" fo:background-color="transparent" loext:char-shading-value="0" loext:padding="0in" loext:border="none"/>
    </style:style>
    <style:style style:name="T3" style:family="text">
      <style:text-properties fo:font-variant="normal" fo:text-transform="none" fo:color="#ffffff" loext:opacity="100%" style:font-name="Consolas" fo:font-size="9pt" fo:letter-spacing="normal" fo:font-style="normal" fo:font-weight="normal" fo:background-color="#ffffff" loext:char-shading-value="0" loext:padding="0in" loext:border="none"/>
    </style:style>
    <style:style style:name="T4" style:family="text">
      <style:text-properties fo:font-variant="normal" fo:text-transform="none" fo:color="#cc99cd" loext:opacity="100%" style:font-name="Consolas" fo:font-size="9pt" fo:letter-spacing="normal" fo:font-style="normal" fo:font-weight="normal" fo:background-color="transparent" loext:char-shading-value="0" loext:padding="0in" loext:border="none"/>
    </style:style>
    <style:style style:name="T5" style:family="text">
      <style:text-properties fo:font-variant="normal" fo:text-transform="none" fo:color="#cccccc" loext:opacity="100%" style:font-name="Consolas" fo:font-size="9pt" fo:letter-spacing="normal" fo:font-style="normal" fo:font-weight="normal" fo:background-color="transparent" loext:char-shading-value="0" loext:padding="0in" loext:border="none"/>
    </style:style>
    <style:style style:name="T6" style:family="text">
      <style:text-properties fo:font-variant="normal" fo:text-transform="none" fo:color="#cccccc" loext:opacity="100%" fo:letter-spacing="normal" fo:background-color="transparent" loext:char-shading-value="0" loext:padding="0in" loext:border="none"/>
    </style:style>
    <style:style style:name="T7" style:family="text">
      <style:text-properties fo:font-variant="normal" fo:text-transform="none" fo:color="#f8c555" loext:opacity="100%" style:font-name="Consolas" fo:font-size="9pt" fo:letter-spacing="normal" fo:font-style="normal" fo:font-weight="normal" fo:background-color="transparent" loext:char-shading-value="0" loext:padding="0in" loext:border="none"/>
    </style:style>
    <style:style style:name="T8" style:family="text">
      <style:text-properties fo:font-variant="normal" fo:text-transform="none" fo:color="#67cdcc" loext:opacity="100%" style:font-name="Consolas" fo:font-size="9pt" fo:letter-spacing="normal" fo:font-style="normal" fo:font-weight="normal" fo:background-color="transparent" loext:char-shading-value="0" loext:padding="0in" loext:border="none"/>
    </style:style>
    <style:style style:name="T9" style:family="text">
      <style:text-properties fo:font-variant="normal" fo:text-transform="none" fo:color="#f08d49" loext:opacity="100%" style:font-name="Consolas" fo:font-size="9pt" fo:letter-spacing="normal" fo:font-style="normal" fo:font-weight="normal" fo:background-color="transparent" loext:char-shading-value="0" loext:padding="0in" loext:border="none"/>
    </style:style>
    <style:style style:name="T10" style:family="text">
      <style:text-properties fo:font-variant="normal" fo:text-transform="none" fo:color="#999999" loext:opacity="100%" style:font-name="Consolas" fo:font-size="9pt" fo:letter-spacing="normal" fo:font-style="normal" fo:font-weight="normal" fo:background-color="transparent" loext:char-shading-value="0" loext:padding="0in"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0:00</text:p>
      <text:p text:style-name="P7">INTERVIEW QUESTION</text:p>
      <text:p text:style-name="P6">Share Lesson</text:p>
      <text:h text:style-name="P1" text:outline-level="1">Implement an Array</text:h>
      <text:p text:style-name="P9"><text:span text:style-name="T1">We will implement an array using an object, and it will have the methods </text:span><text:span text:style-name="Source_20_Text"><text:span text:style-name="T3">get</text:span></text:span><text:span text:style-name="T1">, </text:span><text:span text:style-name="Source_20_Text"><text:span text:style-name="T3">push</text:span></text:span><text:span text:style-name="T1">, </text:span><text:span text:style-name="Source_20_Text"><text:span text:style-name="T3">pop</text:span></text:span><text:span text:style-name="T1">, </text:span><text:span text:style-name="Source_20_Text"><text:span text:style-name="T3">insert</text:span></text:span><text:span text:style-name="T1">, and </text:span><text:span text:style-name="Source_20_Text"><text:span text:style-name="T3">remove</text:span></text:span><text:span text:style-name="T1">. We will also need to track the </text:span><text:span text:style-name="Source_20_Text"><text:span text:style-name="T3">length</text:span></text:span><text:span text:style-name="T1"> of the array. Calling </text:span><text:span text:style-name="Source_20_Text"><text:span text:style-name="T3">get</text:span></text:span><text:span text:style-name="T1">, </text:span><text:span text:style-name="Source_20_Text"><text:span text:style-name="T3">push</text:span></text:span><text:span text:style-name="T1">, </text:span><text:span text:style-name="Source_20_Text"><text:span text:style-name="T3">pop</text:span></text:span><text:span text:style-name="T1">, and </text:span><text:span text:style-name="Source_20_Text"><text:span text:style-name="T3">length</text:span></text:span><text:span text:style-name="T1"> should all take </text:span><text:span text:style-name="Emphasis"><text:span text:style-name="T1">O(1)</text:span></text:span><text:span text:style-name="T1"> time, and </text:span><text:span text:style-name="Source_20_Text"><text:span text:style-name="T3">insert</text:span></text:span><text:span text:style-name="T1">/</text:span><text:span text:style-name="Source_20_Text"><text:span text:style-name="T3">remove</text:span></text:span><text:span text:style-name="T1"> will take </text:span><text:span text:style-name="Emphasis"><text:span text:style-name="T1">O(n)</text:span></text:span><text:span text:style-name="T1"> time.</text:span></text:p>
      <text:p text:style-name="P9"><text:span text:style-name="T1">The reason </text:span><text:span text:style-name="Source_20_Text"><text:span text:style-name="T3">insert</text:span></text:span><text:span text:style-name="T1"> and </text:span><text:span text:style-name="Source_20_Text"><text:span text:style-name="T3">remove</text:span></text:span><text:span text:style-name="T1"> require </text:span><text:span text:style-name="Emphasis"><text:span text:style-name="T1">O(n)</text:span></text:span><text:span text:style-name="T1"> time is that we need to shift the items to re-index them to their new spot in the array.</text:span></text:p>
      <text:p text:style-name="P8">Visually, what we're creating is:</text:p>
      <text:p text:style-name="P3"><text:span text:style-name="Source_20_Text"><text:span text:style-name="T4">interface</text:span></text:span><text:span text:style-name="Source_20_Text"><text:span text:style-name="T5"> </text:span></text:span><text:span text:style-name="Source_20_Text"><text:span text:style-name="T7">HashTable</text:span></text:span><text:span text:style-name="Source_20_Text"><text:span text:style-name="T5"> {</text:span></text:span></text:p>
      <text:p text:style-name="P3"><text:span text:style-name="Source_20_Text"><text:span text:style-name="T6"><text:s text:c="2"/></text:span></text:span><text:span text:style-name="Source_20_Text"><text:span text:style-name="T5">[key</text:span></text:span><text:span text:style-name="Source_20_Text"><text:span text:style-name="T8">:</text:span></text:span><text:span text:style-name="Source_20_Text"><text:span text:style-name="T5"> number]</text:span></text:span><text:span text:style-name="Source_20_Text"><text:span text:style-name="T8">:</text:span></text:span><text:span text:style-name="Source_20_Text"><text:span text:style-name="T5"> any;</text:span></text:span></text:p>
      <text:p text:style-name="P3"><text:span text:style-name="Source_20_Text"><text:span text:style-name="T5">}</text:span></text:span></text:p>
      <text:p text:style-name="P3"/>
      <text:p text:style-name="P3"><text:span text:style-name="Source_20_Text"><text:span text:style-name="T4">class</text:span></text:span><text:span text:style-name="Source_20_Text"><text:span text:style-name="T5"> </text:span></text:span><text:span text:style-name="Source_20_Text"><text:span text:style-name="T7">DynamicArray</text:span></text:span><text:span text:style-name="Source_20_Text"><text:span text:style-name="T5"> {</text:span></text:span></text:p>
      <text:p text:style-name="P3"><text:span text:style-name="Source_20_Text"><text:span text:style-name="T6"><text:s text:c="2"/></text:span></text:span><text:span text:style-name="Source_20_Text"><text:span text:style-name="T7">length</text:span></text:span><text:span text:style-name="Source_20_Text"><text:span text:style-name="T8">:</text:span></text:span><text:span text:style-name="Source_20_Text"><text:span text:style-name="T5"> number;</text:span></text:span></text:p>
      <text:p text:style-name="P3"><text:span text:style-name="Source_20_Text"><text:span text:style-name="T6"><text:s text:c="2"/></text:span></text:span><text:span text:style-name="Source_20_Text"><text:span text:style-name="T7">data</text:span></text:span><text:span text:style-name="Source_20_Text"><text:span text:style-name="T8">:</text:span></text:span><text:span text:style-name="Source_20_Text"><text:span text:style-name="T5"> HashTable;</text:span></text:span></text:p>
      <text:p text:style-name="P3"/>
      <text:p text:style-name="P3"/>
      <text:p text:style-name="P3"><text:span text:style-name="Source_20_Text"><text:span text:style-name="T6"><text:s text:c="2"/></text:span></text:span><text:span text:style-name="Source_20_Text"><text:span text:style-name="T9">constructor</text:span></text:span><text:span text:style-name="Source_20_Text"><text:span text:style-name="T5">() {</text:span></text:span></text:p>
      <text:p text:style-name="P3"><text:span text:style-name="Source_20_Text"><text:span text:style-name="T6"><text:s text:c="4"/></text:span></text:span><text:span text:style-name="Source_20_Text"><text:span text:style-name="T4">this</text:span></text:span><text:span text:style-name="Source_20_Text"><text:span text:style-name="T5">.length </text:span></text:span><text:span text:style-name="Source_20_Text"><text:span text:style-name="T8">=</text:span></text:span><text:span text:style-name="Source_20_Text"><text:span text:style-name="T5"> </text:span></text:span><text:span text:style-name="Source_20_Text"><text:span text:style-name="T9">0</text:span></text:span><text:span text:style-name="Source_20_Text"><text:span text:style-name="T5">;</text:span></text:span></text:p>
      <text:p text:style-name="P3"><text:span text:style-name="Source_20_Text"><text:span text:style-name="T6"><text:s text:c="4"/></text:span></text:span><text:span text:style-name="Source_20_Text"><text:span text:style-name="T4">this</text:span></text:span><text:span text:style-name="Source_20_Text"><text:span text:style-name="T5">.data </text:span></text:span><text:span text:style-name="Source_20_Text"><text:span text:style-name="T8">=</text:span></text:span><text:span text:style-name="Source_20_Text"><text:span text:style-name="T5"> {};</text:span></text:span></text:p>
      <text:p text:style-name="P3"><text:span text:style-name="Source_20_Text"><text:span text:style-name="T6"><text:s text:c="2"/></text:span></text:span><text:span text:style-name="Source_20_Text"><text:span text:style-name="T5">}</text:span></text:span></text:p>
      <text:p text:style-name="P3"/>
      <text:p text:style-name="P3"><text:span text:style-name="Source_20_Text"><text:span text:style-name="T6"><text:s text:c="2"/></text:span></text:span><text:span text:style-name="Source_20_Text"><text:span text:style-name="T9">get</text:span></text:span><text:span text:style-name="Source_20_Text"><text:span text:style-name="T5">(index</text:span></text:span><text:span text:style-name="Source_20_Text"><text:span text:style-name="T8">:</text:span></text:span><text:span text:style-name="Source_20_Text"><text:span text:style-name="T5"> number)</text:span></text:span><text:span text:style-name="Source_20_Text"><text:span text:style-name="T8">:</text:span></text:span><text:span text:style-name="Source_20_Text"><text:span text:style-name="T5"> any {</text:span></text:span></text:p>
      <text:p text:style-name="P3"><text:span text:style-name="Source_20_Text"><text:span text:style-name="T6"><text:s text:c="4"/></text:span></text:span><text:span text:style-name="Source_20_Text"><text:span text:style-name="T10">// get an item at an index</text:span></text:span></text:p>
      <text:p text:style-name="P3"><text:span text:style-name="Source_20_Text"><text:span text:style-name="T6"><text:s text:c="2"/></text:span></text:span><text:span text:style-name="Source_20_Text"><text:span text:style-name="T5">}</text:span></text:span></text:p>
      <text:p text:style-name="P3"><text:span text:style-name="Source_20_Text"><text:span text:style-name="T6"><text:s text:c="2"/></text:span></text:span><text:span text:style-name="Source_20_Text"><text:span text:style-name="T9">push</text:span></text:span><text:span text:style-name="Source_20_Text"><text:span text:style-name="T5">(</text:span></text:span><text:span text:style-name="Source_20_Text"><text:span text:style-name="T7">item</text:span></text:span><text:span text:style-name="Source_20_Text"><text:span text:style-name="T8">:</text:span></text:span><text:span text:style-name="Source_20_Text"><text:span text:style-name="T5"> any) {</text:span></text:span></text:p>
      <text:p text:style-name="P3"><text:span text:style-name="Source_20_Text"><text:span text:style-name="T6"><text:s text:c="4"/></text:span></text:span><text:span text:style-name="Source_20_Text"><text:span text:style-name="T10">// add an item to the end of the array</text:span></text:span></text:p>
      <text:p text:style-name="P3"><text:span text:style-name="Source_20_Text"><text:span text:style-name="T6"><text:s text:c="2"/></text:span></text:span><text:span text:style-name="Source_20_Text"><text:span text:style-name="T5">}</text:span></text:span></text:p>
      <text:p text:style-name="P3"><text:soft-page-break/><text:span text:style-name="Source_20_Text"><text:span text:style-name="T6"><text:s text:c="2"/></text:span></text:span><text:span text:style-name="Source_20_Text"><text:span text:style-name="T9">pop</text:span></text:span><text:span text:style-name="Source_20_Text"><text:span text:style-name="T5">()</text:span></text:span><text:span text:style-name="Source_20_Text"><text:span text:style-name="T8">:</text:span></text:span><text:span text:style-name="Source_20_Text"><text:span text:style-name="T5"> any {</text:span></text:span></text:p>
      <text:p text:style-name="P3"><text:span text:style-name="Source_20_Text"><text:span text:style-name="T6"><text:s text:c="4"/></text:span></text:span><text:span text:style-name="Source_20_Text"><text:span text:style-name="T10">// remove the last item in the array</text:span></text:span></text:p>
      <text:p text:style-name="P3"><text:span text:style-name="Source_20_Text"><text:span text:style-name="T6"><text:s text:c="2"/></text:span></text:span><text:span text:style-name="Source_20_Text"><text:span text:style-name="T5">}</text:span></text:span></text:p>
      <text:p text:style-name="P3"><text:span text:style-name="Source_20_Text"><text:span text:style-name="T6"><text:s text:c="2"/></text:span></text:span><text:span text:style-name="Source_20_Text"><text:span text:style-name="T9">insert</text:span></text:span><text:span text:style-name="Source_20_Text"><text:span text:style-name="T5">(index</text:span></text:span><text:span text:style-name="Source_20_Text"><text:span text:style-name="T8">:</text:span></text:span><text:span text:style-name="Source_20_Text"><text:span text:style-name="T5"> number, </text:span></text:span><text:span text:style-name="Source_20_Text"><text:span text:style-name="T7">item</text:span></text:span><text:span text:style-name="Source_20_Text"><text:span text:style-name="T8">:</text:span></text:span><text:span text:style-name="Source_20_Text"><text:span text:style-name="T5"> any)</text:span></text:span><text:span text:style-name="Source_20_Text"><text:span text:style-name="T8">:</text:span></text:span><text:span text:style-name="Source_20_Text"><text:span text:style-name="T5"> HashTable {</text:span></text:span></text:p>
      <text:p text:style-name="P3"><text:span text:style-name="Source_20_Text"><text:span text:style-name="T6"><text:s text:c="4"/></text:span></text:span><text:span text:style-name="Source_20_Text"><text:span text:style-name="T10">// add an item at any index</text:span></text:span></text:p>
      <text:p text:style-name="P3"><text:span text:style-name="Source_20_Text"><text:span text:style-name="T6"><text:s text:c="2"/></text:span></text:span><text:span text:style-name="Source_20_Text"><text:span text:style-name="T5">}</text:span></text:span></text:p>
      <text:p text:style-name="P3"><text:span text:style-name="Source_20_Text"><text:span text:style-name="T6"><text:s text:c="2"/></text:span></text:span><text:span text:style-name="Source_20_Text"><text:span text:style-name="T9">remove</text:span></text:span><text:span text:style-name="Source_20_Text"><text:span text:style-name="T5">(index</text:span></text:span><text:span text:style-name="Source_20_Text"><text:span text:style-name="T8">:</text:span></text:span><text:span text:style-name="Source_20_Text"><text:span text:style-name="T5"> number)</text:span></text:span><text:span text:style-name="Source_20_Text"><text:span text:style-name="T8">:</text:span></text:span><text:span text:style-name="Source_20_Text"><text:span text:style-name="T5"> any {</text:span></text:span></text:p>
      <text:p text:style-name="P3"><text:span text:style-name="Source_20_Text"><text:span text:style-name="T6"><text:s text:c="4"/></text:span></text:span><text:span text:style-name="Source_20_Text"><text:span text:style-name="T10">// remove an item at any index</text:span></text:span></text:p>
      <text:p text:style-name="P3"><text:span text:style-name="Source_20_Text"><text:span text:style-name="T6"><text:s text:c="2"/></text:span></text:span><text:span text:style-name="Source_20_Text"><text:span text:style-name="T5">}</text:span></text:span></text:p>
      <text:p text:style-name="P3"><text:span text:style-name="Source_20_Text"><text:span text:style-name="T5">}</text:span></text:span></text:p>
      <text:p text:style-name="P9"><text:span text:style-name="T1">In the constructor, we initialize our </text:span><text:span text:style-name="Source_20_Text"><text:span text:style-name="T3">length</text:span></text:span><text:span text:style-name="T1"> to 0 and the array's </text:span><text:span text:style-name="Source_20_Text"><text:span text:style-name="T3">data</text:span></text:span><text:span text:style-name="T1"> to an empty hash table.</text:span></text:p>
      <text:h text:style-name="P2" text:outline-level="2">get(index)</text:h>
      <text:p text:style-name="P8">This will be the most simple method in our object. Since we are storing the array in a hash table with the index as the key, we will just return the value set for that index.</text:p>
      <text:p text:style-name="P3"><text:span text:style-name="Source_20_Text"><text:span text:style-name="T9">get</text:span></text:span><text:span text:style-name="Source_20_Text"><text:span text:style-name="T5">(index</text:span></text:span><text:span text:style-name="Source_20_Text"><text:span text:style-name="T8">:</text:span></text:span><text:span text:style-name="Source_20_Text"><text:span text:style-name="T5"> number)</text:span></text:span><text:span text:style-name="Source_20_Text"><text:span text:style-name="T8">:</text:span></text:span><text:span text:style-name="Source_20_Text"><text:span text:style-name="T5"> any {</text:span></text:span></text:p>
      <text:p text:style-name="P3"><text:span text:style-name="Source_20_Text"><text:span text:style-name="T6"><text:s text:c="2"/></text:span></text:span><text:span text:style-name="Source_20_Text"><text:span text:style-name="T4">return</text:span></text:span><text:span text:style-name="Source_20_Text"><text:span text:style-name="T5"> </text:span></text:span><text:span text:style-name="Source_20_Text"><text:span text:style-name="T4">this</text:span></text:span><text:span text:style-name="Source_20_Text"><text:span text:style-name="T5">.data[index];</text:span></text:span></text:p>
      <text:p text:style-name="P3"><text:span text:style-name="Source_20_Text"><text:span text:style-name="T5">}</text:span></text:span></text:p>
      <text:h text:style-name="P2" text:outline-level="2">push(item)</text:h>
      <text:p text:style-name="P9"><text:span text:style-name="T1">When we </text:span><text:span text:style-name="Source_20_Text"><text:span text:style-name="T3">push</text:span></text:span><text:span text:style-name="T1"> an item to our array, we want to add this item after the last index. Since arrays are 0-based indexing, the current </text:span><text:span text:style-name="Source_20_Text"><text:span text:style-name="T3">length</text:span></text:span><text:span text:style-name="T1"> will also be the new index which we are pushing onto. After adding the item, we need to increment our new </text:span><text:span text:style-name="Source_20_Text"><text:span text:style-name="T3">length</text:span></text:span><text:span text:style-name="T1">, and the function will return the new </text:span><text:span text:style-name="Source_20_Text"><text:span text:style-name="T3">length</text:span></text:span><text:span text:style-name="T1"> of the array.</text:span></text:p>
      <text:p text:style-name="P3"><text:span text:style-name="Source_20_Text"><text:span text:style-name="T9">push</text:span></text:span><text:span text:style-name="Source_20_Text"><text:span text:style-name="T5">(</text:span></text:span><text:span text:style-name="Source_20_Text"><text:span text:style-name="T7">item</text:span></text:span><text:span text:style-name="Source_20_Text"><text:span text:style-name="T8">:</text:span></text:span><text:span text:style-name="Source_20_Text"><text:span text:style-name="T5"> any) {</text:span></text:span></text:p>
      <text:p text:style-name="P3"><text:span text:style-name="Source_20_Text"><text:span text:style-name="T6"><text:s text:c="2"/></text:span></text:span><text:span text:style-name="Source_20_Text"><text:span text:style-name="T4">this</text:span></text:span><text:span text:style-name="Source_20_Text"><text:span text:style-name="T5">.data[</text:span></text:span><text:span text:style-name="Source_20_Text"><text:span text:style-name="T4">this</text:span></text:span><text:span text:style-name="Source_20_Text"><text:span text:style-name="T5">.length] </text:span></text:span><text:span text:style-name="Source_20_Text"><text:span text:style-name="T8">=</text:span></text:span><text:span text:style-name="Source_20_Text"><text:span text:style-name="T5"> item;</text:span></text:span></text:p>
      <text:p text:style-name="P3"><text:span text:style-name="Source_20_Text"><text:span text:style-name="T6"><text:s text:c="2"/></text:span></text:span><text:span text:style-name="Source_20_Text"><text:span text:style-name="T4">this</text:span></text:span><text:span text:style-name="Source_20_Text"><text:span text:style-name="T5">.length</text:span></text:span><text:span text:style-name="Source_20_Text"><text:span text:style-name="T8">++</text:span></text:span><text:span text:style-name="Source_20_Text"><text:span text:style-name="T5">;</text:span></text:span></text:p>
      <text:p text:style-name="P3"/>
      <text:p text:style-name="P3"><text:soft-page-break/><text:span text:style-name="Source_20_Text"><text:span text:style-name="T6"><text:s text:c="2"/></text:span></text:span><text:span text:style-name="Source_20_Text"><text:span text:style-name="T4">return</text:span></text:span><text:span text:style-name="Source_20_Text"><text:span text:style-name="T5"> </text:span></text:span><text:span text:style-name="Source_20_Text"><text:span text:style-name="T4">this</text:span></text:span><text:span text:style-name="Source_20_Text"><text:span text:style-name="T5">.length;</text:span></text:span></text:p>
      <text:p text:style-name="P3"><text:span text:style-name="Source_20_Text"><text:span text:style-name="T5">}</text:span></text:span></text:p>
      <text:h text:style-name="P2" text:outline-level="2">pop()</text:h>
      <text:p text:style-name="P9"><text:span text:style-name="T1">The </text:span><text:span text:style-name="Source_20_Text"><text:span text:style-name="T3">pop</text:span></text:span><text:span text:style-name="T1"> method removes the last item from the array and returns it from the method. The last item will correspond to </text:span><text:span text:style-name="Source_20_Text"><text:span text:style-name="T3">length - 1</text:span></text:span><text:span text:style-name="T1">, so we will delete at that index, decrement our </text:span><text:span text:style-name="Source_20_Text"><text:span text:style-name="T3">length</text:span></text:span><text:span text:style-name="T1">, and then return the item.</text:span></text:p>
      <text:p text:style-name="P3"><text:span text:style-name="Source_20_Text"><text:span text:style-name="T9">pop</text:span></text:span><text:span text:style-name="Source_20_Text"><text:span text:style-name="T5">()</text:span></text:span><text:span text:style-name="Source_20_Text"><text:span text:style-name="T8">:</text:span></text:span><text:span text:style-name="Source_20_Text"><text:span text:style-name="T5"> any {</text:span></text:span></text:p>
      <text:p text:style-name="P3"><text:span text:style-name="Source_20_Text"><text:span text:style-name="T6"><text:s text:c="2"/></text:span></text:span><text:span text:style-name="Source_20_Text"><text:span text:style-name="T4">if</text:span></text:span><text:span text:style-name="Source_20_Text"><text:span text:style-name="T5"> (</text:span></text:span><text:span text:style-name="Source_20_Text"><text:span text:style-name="T4">this</text:span></text:span><text:span text:style-name="Source_20_Text"><text:span text:style-name="T5">.length </text:span></text:span><text:span text:style-name="Source_20_Text"><text:span text:style-name="T8">===</text:span></text:span><text:span text:style-name="Source_20_Text"><text:span text:style-name="T5"> </text:span></text:span><text:span text:style-name="Source_20_Text"><text:span text:style-name="T9">0</text:span></text:span><text:span text:style-name="Source_20_Text"><text:span text:style-name="T5">) {</text:span></text:span></text:p>
      <text:p text:style-name="P3"><text:span text:style-name="Source_20_Text"><text:span text:style-name="T6"><text:s text:c="4"/></text:span></text:span><text:span text:style-name="Source_20_Text"><text:span text:style-name="T4">return</text:span></text:span><text:span text:style-name="Source_20_Text"><text:span text:style-name="T5"> </text:span></text:span><text:span text:style-name="Source_20_Text"><text:span text:style-name="T4">undefined</text:span></text:span><text:span text:style-name="Source_20_Text"><text:span text:style-name="T5">;</text:span></text:span></text:p>
      <text:p text:style-name="P3"><text:span text:style-name="Source_20_Text"><text:span text:style-name="T6"><text:s text:c="2"/></text:span></text:span><text:span text:style-name="Source_20_Text"><text:span text:style-name="T5">}</text:span></text:span></text:p>
      <text:p text:style-name="P3"/>
      <text:p text:style-name="P3"><text:span text:style-name="Source_20_Text"><text:span text:style-name="T6"><text:s text:c="2"/></text:span></text:span><text:span text:style-name="Source_20_Text"><text:span text:style-name="T4">const</text:span></text:span><text:span text:style-name="Source_20_Text"><text:span text:style-name="T5"> poppedItem </text:span></text:span><text:span text:style-name="Source_20_Text"><text:span text:style-name="T8">=</text:span></text:span><text:span text:style-name="Source_20_Text"><text:span text:style-name="T5"> </text:span></text:span><text:span text:style-name="Source_20_Text"><text:span text:style-name="T4">this</text:span></text:span><text:span text:style-name="Source_20_Text"><text:span text:style-name="T5">.data[</text:span></text:span><text:span text:style-name="Source_20_Text"><text:span text:style-name="T4">this</text:span></text:span><text:span text:style-name="Source_20_Text"><text:span text:style-name="T5">.length </text:span></text:span><text:span text:style-name="Source_20_Text"><text:span text:style-name="T8">-</text:span></text:span><text:span text:style-name="Source_20_Text"><text:span text:style-name="T5"> </text:span></text:span><text:span text:style-name="Source_20_Text"><text:span text:style-name="T9">1</text:span></text:span><text:span text:style-name="Source_20_Text"><text:span text:style-name="T5">];</text:span></text:span></text:p>
      <text:p text:style-name="P3"><text:span text:style-name="Source_20_Text"><text:span text:style-name="T6"><text:s text:c="2"/></text:span></text:span><text:span text:style-name="Source_20_Text"><text:span text:style-name="T4">delete</text:span></text:span><text:span text:style-name="Source_20_Text"><text:span text:style-name="T5"> </text:span></text:span><text:span text:style-name="Source_20_Text"><text:span text:style-name="T4">this</text:span></text:span><text:span text:style-name="Source_20_Text"><text:span text:style-name="T5">.data[</text:span></text:span><text:span text:style-name="Source_20_Text"><text:span text:style-name="T4">this</text:span></text:span><text:span text:style-name="Source_20_Text"><text:span text:style-name="T5">.length </text:span></text:span><text:span text:style-name="Source_20_Text"><text:span text:style-name="T8">-</text:span></text:span><text:span text:style-name="Source_20_Text"><text:span text:style-name="T5"> </text:span></text:span><text:span text:style-name="Source_20_Text"><text:span text:style-name="T9">1</text:span></text:span><text:span text:style-name="Source_20_Text"><text:span text:style-name="T5">];</text:span></text:span></text:p>
      <text:p text:style-name="P3"><text:span text:style-name="Source_20_Text"><text:span text:style-name="T6"><text:s text:c="2"/></text:span></text:span><text:span text:style-name="Source_20_Text"><text:span text:style-name="T4">this</text:span></text:span><text:span text:style-name="Source_20_Text"><text:span text:style-name="T5">.length</text:span></text:span><text:span text:style-name="Source_20_Text"><text:span text:style-name="T8">--</text:span></text:span><text:span text:style-name="Source_20_Text"><text:span text:style-name="T5">;</text:span></text:span></text:p>
      <text:p text:style-name="P3"/>
      <text:p text:style-name="P3"><text:span text:style-name="Source_20_Text"><text:span text:style-name="T6"><text:s text:c="2"/></text:span></text:span><text:span text:style-name="Source_20_Text"><text:span text:style-name="T4">return</text:span></text:span><text:span text:style-name="Source_20_Text"><text:span text:style-name="T5"> poppedItem;</text:span></text:span></text:p>
      <text:p text:style-name="P3"><text:span text:style-name="Source_20_Text"><text:span text:style-name="T5">}</text:span></text:span></text:p>
      <text:h text:style-name="P2" text:outline-level="2">insert(index, item)</text:h>
      <text:p text:style-name="P10"><text:span text:style-name="T1">When we insert an item at an index, we change the index for all the items that come after it. This requires using a loop to update the index for each item individually which takes linear </text:span><text:span text:style-name="Emphasis"><text:span text:style-name="T1">O(n)</text:span></text:span><text:span text:style-name="T1"> time.</text:span></text:p>
      <text:p text:style-name="P8">Notice that we start at the end of the array since this is where the empty spot is with the length increase. We increment inward until we have shifted all items from the end to the index. Now the new item can be added at that index.</text:p>
      <text:p text:style-name="P3"><text:span text:style-name="Source_20_Text"><text:span text:style-name="T9">insert</text:span></text:span><text:span text:style-name="Source_20_Text"><text:span text:style-name="T5">(index</text:span></text:span><text:span text:style-name="Source_20_Text"><text:span text:style-name="T8">:</text:span></text:span><text:span text:style-name="Source_20_Text"><text:span text:style-name="T5"> number, </text:span></text:span><text:span text:style-name="Source_20_Text"><text:span text:style-name="T7">item</text:span></text:span><text:span text:style-name="Source_20_Text"><text:span text:style-name="T8">:</text:span></text:span><text:span text:style-name="Source_20_Text"><text:span text:style-name="T5"> any)</text:span></text:span><text:span text:style-name="Source_20_Text"><text:span text:style-name="T8">:</text:span></text:span><text:span text:style-name="Source_20_Text"><text:span text:style-name="T5"> HashTable {</text:span></text:span></text:p>
      <text:p text:style-name="P3"><text:span text:style-name="Source_20_Text"><text:span text:style-name="T6"><text:s text:c="2"/></text:span></text:span><text:span text:style-name="Source_20_Text"><text:span text:style-name="T10">// Ensure we're inserting inside a valid array length</text:span></text:span></text:p>
      <text:p text:style-name="P3"><text:span text:style-name="Source_20_Text"><text:span text:style-name="T6"><text:s text:c="2"/></text:span></text:span><text:span text:style-name="Source_20_Text"><text:span text:style-name="T4">if</text:span></text:span><text:span text:style-name="Source_20_Text"><text:span text:style-name="T5"> (index </text:span></text:span><text:span text:style-name="Source_20_Text"><text:span text:style-name="T8">&gt;</text:span></text:span><text:span text:style-name="Source_20_Text"><text:span text:style-name="T5"> </text:span></text:span><text:span text:style-name="Source_20_Text"><text:span text:style-name="T4">this</text:span></text:span><text:span text:style-name="Source_20_Text"><text:span text:style-name="T5">.length </text:span></text:span><text:span text:style-name="Source_20_Text"><text:span text:style-name="T8">-</text:span></text:span><text:span text:style-name="Source_20_Text"><text:span text:style-name="T5"> </text:span></text:span><text:span text:style-name="Source_20_Text"><text:span text:style-name="T9">1</text:span></text:span><text:span text:style-name="Source_20_Text"><text:span text:style-name="T5"> </text:span></text:span><text:span text:style-name="Source_20_Text"><text:span text:style-name="T8">||</text:span></text:span><text:span text:style-name="Source_20_Text"><text:span text:style-name="T5"> index </text:span></text:span><text:span text:style-name="Source_20_Text"><text:span text:style-name="T8">&lt;</text:span></text:span><text:span text:style-name="Source_20_Text"><text:span text:style-name="T5"> </text:span></text:span><text:span text:style-name="Source_20_Text"><text:span text:style-name="T9">0</text:span></text:span><text:span text:style-name="Source_20_Text"><text:span text:style-name="T5">) {</text:span></text:span></text:p>
      <text:p text:style-name="P3"><text:soft-page-break/><text:span text:style-name="Source_20_Text"><text:span text:style-name="T6"><text:s text:c="4"/></text:span></text:span><text:span text:style-name="Source_20_Text"><text:span text:style-name="T4">return</text:span></text:span><text:span text:style-name="Source_20_Text"><text:span text:style-name="T5"> </text:span></text:span><text:span text:style-name="Source_20_Text"><text:span text:style-name="T4">undefined</text:span></text:span><text:span text:style-name="Source_20_Text"><text:span text:style-name="T5">;</text:span></text:span></text:p>
      <text:p text:style-name="P3"><text:span text:style-name="Source_20_Text"><text:span text:style-name="T6"><text:s text:c="2"/></text:span></text:span><text:span text:style-name="Source_20_Text"><text:span text:style-name="T5">}</text:span></text:span></text:p>
      <text:p text:style-name="P3"/>
      <text:p text:style-name="P3"><text:span text:style-name="Source_20_Text"><text:span text:style-name="T6"><text:s text:c="2"/></text:span></text:span><text:span text:style-name="Source_20_Text"><text:span text:style-name="T10">// Create our new length</text:span></text:span></text:p>
      <text:p text:style-name="P3"><text:span text:style-name="Source_20_Text"><text:span text:style-name="T6"><text:s text:c="2"/></text:span></text:span><text:span text:style-name="Source_20_Text"><text:span text:style-name="T4">this</text:span></text:span><text:span text:style-name="Source_20_Text"><text:span text:style-name="T5">.length</text:span></text:span><text:span text:style-name="Source_20_Text"><text:span text:style-name="T8">++</text:span></text:span><text:span text:style-name="Source_20_Text"><text:span text:style-name="T5">;</text:span></text:span></text:p>
      <text:p text:style-name="P3"/>
      <text:p text:style-name="P3"><text:span text:style-name="Source_20_Text"><text:span text:style-name="T6"><text:s text:c="2"/></text:span></text:span><text:span text:style-name="Source_20_Text"><text:span text:style-name="T10">// Shift items up one spot from the insertion index to the new final spot in the array.</text:span></text:span></text:p>
      <text:p text:style-name="P3"><text:span text:style-name="Source_20_Text"><text:span text:style-name="T6"><text:s text:c="2"/></text:span></text:span><text:span text:style-name="Source_20_Text"><text:span text:style-name="T10">// We iterate from the back since this is our new empty item</text:span></text:span></text:p>
      <text:p text:style-name="P3"><text:span text:style-name="Source_20_Text"><text:span text:style-name="T6"><text:s text:c="2"/></text:span></text:span><text:span text:style-name="Source_20_Text"><text:span text:style-name="T4">for</text:span></text:span><text:span text:style-name="Source_20_Text"><text:span text:style-name="T5"> (</text:span></text:span><text:span text:style-name="Source_20_Text"><text:span text:style-name="T4">let</text:span></text:span><text:span text:style-name="Source_20_Text"><text:span text:style-name="T5"> i </text:span></text:span><text:span text:style-name="Source_20_Text"><text:span text:style-name="T8">=</text:span></text:span><text:span text:style-name="Source_20_Text"><text:span text:style-name="T5"> </text:span></text:span><text:span text:style-name="Source_20_Text"><text:span text:style-name="T4">this</text:span></text:span><text:span text:style-name="Source_20_Text"><text:span text:style-name="T5">.length </text:span></text:span><text:span text:style-name="Source_20_Text"><text:span text:style-name="T8">-</text:span></text:span><text:span text:style-name="Source_20_Text"><text:span text:style-name="T5"> </text:span></text:span><text:span text:style-name="Source_20_Text"><text:span text:style-name="T9">1</text:span></text:span><text:span text:style-name="Source_20_Text"><text:span text:style-name="T5">; i </text:span></text:span><text:span text:style-name="Source_20_Text"><text:span text:style-name="T8">&gt;</text:span></text:span><text:span text:style-name="Source_20_Text"><text:span text:style-name="T5"> index; i</text:span></text:span><text:span text:style-name="Source_20_Text"><text:span text:style-name="T8">--</text:span></text:span><text:span text:style-name="Source_20_Text"><text:span text:style-name="T5">) {</text:span></text:span></text:p>
      <text:p text:style-name="P3"><text:span text:style-name="Source_20_Text"><text:span text:style-name="T6"><text:s text:c="4"/></text:span></text:span><text:span text:style-name="Source_20_Text"><text:span text:style-name="T4">this</text:span></text:span><text:span text:style-name="Source_20_Text"><text:span text:style-name="T5">.data[i] </text:span></text:span><text:span text:style-name="Source_20_Text"><text:span text:style-name="T8">=</text:span></text:span><text:span text:style-name="Source_20_Text"><text:span text:style-name="T5"> </text:span></text:span><text:span text:style-name="Source_20_Text"><text:span text:style-name="T4">this</text:span></text:span><text:span text:style-name="Source_20_Text"><text:span text:style-name="T5">.data[i </text:span></text:span><text:span text:style-name="Source_20_Text"><text:span text:style-name="T8">-</text:span></text:span><text:span text:style-name="Source_20_Text"><text:span text:style-name="T5"> </text:span></text:span><text:span text:style-name="Source_20_Text"><text:span text:style-name="T9">1</text:span></text:span><text:span text:style-name="Source_20_Text"><text:span text:style-name="T5">];</text:span></text:span></text:p>
      <text:p text:style-name="P3"><text:span text:style-name="Source_20_Text"><text:span text:style-name="T6"><text:s text:c="2"/></text:span></text:span><text:span text:style-name="Source_20_Text"><text:span text:style-name="T5">}</text:span></text:span></text:p>
      <text:p text:style-name="P3"/>
      <text:p text:style-name="P3"><text:span text:style-name="Source_20_Text"><text:span text:style-name="T6"><text:s text:c="2"/></text:span></text:span><text:span text:style-name="Source_20_Text"><text:span text:style-name="T10">// Add the new item</text:span></text:span></text:p>
      <text:p text:style-name="P3"><text:span text:style-name="Source_20_Text"><text:span text:style-name="T6"><text:s text:c="2"/></text:span></text:span><text:span text:style-name="Source_20_Text"><text:span text:style-name="T4">this</text:span></text:span><text:span text:style-name="Source_20_Text"><text:span text:style-name="T5">.data[index] </text:span></text:span><text:span text:style-name="Source_20_Text"><text:span text:style-name="T8">=</text:span></text:span><text:span text:style-name="Source_20_Text"><text:span text:style-name="T5"> item;</text:span></text:span></text:p>
      <text:p text:style-name="P3"/>
      <text:p text:style-name="P3"><text:span text:style-name="Source_20_Text"><text:span text:style-name="T6"><text:s text:c="2"/></text:span></text:span><text:span text:style-name="Source_20_Text"><text:span text:style-name="T10">// Return the array</text:span></text:span></text:p>
      <text:p text:style-name="P3"><text:span text:style-name="Source_20_Text"><text:span text:style-name="T6"><text:s text:c="2"/></text:span></text:span><text:span text:style-name="Source_20_Text"><text:span text:style-name="T4">return</text:span></text:span><text:span text:style-name="Source_20_Text"><text:span text:style-name="T5"> </text:span></text:span><text:span text:style-name="Source_20_Text"><text:span text:style-name="T4">this</text:span></text:span><text:span text:style-name="Source_20_Text"><text:span text:style-name="T5">.data;</text:span></text:span></text:p>
      <text:p text:style-name="P3"><text:span text:style-name="Source_20_Text"><text:span text:style-name="T5">}</text:span></text:span></text:p>
      <text:h text:style-name="P2" text:outline-level="2">remove(index)</text:h>
      <text:p text:style-name="P10"><text:span text:style-name="T1">When we delete an item at an index, we again change the index for all the items that come after it. This requires using a loop to update the index for each item individually which takes linear </text:span><text:span text:style-name="Emphasis"><text:span text:style-name="T1">O(n)</text:span></text:span><text:span text:style-name="T1"> time.</text:span></text:p>
      <text:p text:style-name="P8">This time we start at the item we're removing and replace the current value with the one that comes after. Once we reach the end of the array, we delete the last item since our length has shrunk by 1 and that item was moved inward.</text:p>
      <text:p text:style-name="P3"><text:span text:style-name="Source_20_Text"><text:span text:style-name="T9">remove</text:span></text:span><text:span text:style-name="Source_20_Text"><text:span text:style-name="T5">(index</text:span></text:span><text:span text:style-name="Source_20_Text"><text:span text:style-name="T8">:</text:span></text:span><text:span text:style-name="Source_20_Text"><text:span text:style-name="T5"> number)</text:span></text:span><text:span text:style-name="Source_20_Text"><text:span text:style-name="T8">:</text:span></text:span><text:span text:style-name="Source_20_Text"><text:span text:style-name="T5"> any {</text:span></text:span></text:p>
      <text:p text:style-name="P3"><text:span text:style-name="Source_20_Text"><text:span text:style-name="T6"><text:s text:c="2"/></text:span></text:span><text:span text:style-name="Source_20_Text"><text:span text:style-name="T10">// Ensure the array has items</text:span></text:span></text:p>
      <text:p text:style-name="P3"><text:span text:style-name="Source_20_Text"><text:span text:style-name="T6"><text:s text:c="2"/></text:span></text:span><text:span text:style-name="Source_20_Text"><text:span text:style-name="T4">if</text:span></text:span><text:span text:style-name="Source_20_Text"><text:span text:style-name="T5"> (</text:span></text:span><text:span text:style-name="Source_20_Text"><text:span text:style-name="T4">this</text:span></text:span><text:span text:style-name="Source_20_Text"><text:span text:style-name="T5">.length </text:span></text:span><text:span text:style-name="Source_20_Text"><text:span text:style-name="T8">===</text:span></text:span><text:span text:style-name="Source_20_Text"><text:span text:style-name="T5"> </text:span></text:span><text:span text:style-name="Source_20_Text"><text:span text:style-name="T9">0</text:span></text:span><text:span text:style-name="Source_20_Text"><text:span text:style-name="T5">) {</text:span></text:span></text:p>
      <text:p text:style-name="P3"><text:span text:style-name="Source_20_Text"><text:span text:style-name="T6"><text:s text:c="4"/></text:span></text:span><text:span text:style-name="Source_20_Text"><text:span text:style-name="T4">return</text:span></text:span><text:span text:style-name="Source_20_Text"><text:span text:style-name="T5"> </text:span></text:span><text:span text:style-name="Source_20_Text"><text:span text:style-name="T4">undefined</text:span></text:span><text:span text:style-name="Source_20_Text"><text:span text:style-name="T5">;</text:span></text:span></text:p>
      <text:p text:style-name="P3"><text:soft-page-break/><text:span text:style-name="Source_20_Text"><text:span text:style-name="T6"><text:s text:c="2"/></text:span></text:span><text:span text:style-name="Source_20_Text"><text:span text:style-name="T5">}</text:span></text:span></text:p>
      <text:p text:style-name="P3"/>
      <text:p text:style-name="P3"><text:span text:style-name="Source_20_Text"><text:span text:style-name="T6"><text:s text:c="2"/></text:span></text:span><text:span text:style-name="Source_20_Text"><text:span text:style-name="T10">// Ensure we're removing an item inside the array</text:span></text:span></text:p>
      <text:p text:style-name="P3"><text:span text:style-name="Source_20_Text"><text:span text:style-name="T6"><text:s text:c="2"/></text:span></text:span><text:span text:style-name="Source_20_Text"><text:span text:style-name="T4">if</text:span></text:span><text:span text:style-name="Source_20_Text"><text:span text:style-name="T5"> (index </text:span></text:span><text:span text:style-name="Source_20_Text"><text:span text:style-name="T8">&gt;</text:span></text:span><text:span text:style-name="Source_20_Text"><text:span text:style-name="T5"> </text:span></text:span><text:span text:style-name="Source_20_Text"><text:span text:style-name="T4">this</text:span></text:span><text:span text:style-name="Source_20_Text"><text:span text:style-name="T5">.length </text:span></text:span><text:span text:style-name="Source_20_Text"><text:span text:style-name="T8">-</text:span></text:span><text:span text:style-name="Source_20_Text"><text:span text:style-name="T5"> </text:span></text:span><text:span text:style-name="Source_20_Text"><text:span text:style-name="T9">1</text:span></text:span><text:span text:style-name="Source_20_Text"><text:span text:style-name="T5"> </text:span></text:span><text:span text:style-name="Source_20_Text"><text:span text:style-name="T8">||</text:span></text:span><text:span text:style-name="Source_20_Text"><text:span text:style-name="T5"> index </text:span></text:span><text:span text:style-name="Source_20_Text"><text:span text:style-name="T8">&lt;</text:span></text:span><text:span text:style-name="Source_20_Text"><text:span text:style-name="T5"> </text:span></text:span><text:span text:style-name="Source_20_Text"><text:span text:style-name="T9">0</text:span></text:span><text:span text:style-name="Source_20_Text"><text:span text:style-name="T5">) {</text:span></text:span></text:p>
      <text:p text:style-name="P3"><text:span text:style-name="Source_20_Text"><text:span text:style-name="T6"><text:s text:c="4"/></text:span></text:span><text:span text:style-name="Source_20_Text"><text:span text:style-name="T4">return</text:span></text:span><text:span text:style-name="Source_20_Text"><text:span text:style-name="T5"> </text:span></text:span><text:span text:style-name="Source_20_Text"><text:span text:style-name="T4">undefined</text:span></text:span><text:span text:style-name="Source_20_Text"><text:span text:style-name="T5">;</text:span></text:span></text:p>
      <text:p text:style-name="P3"><text:span text:style-name="Source_20_Text"><text:span text:style-name="T6"><text:s text:c="2"/></text:span></text:span><text:span text:style-name="Source_20_Text"><text:span text:style-name="T5">}</text:span></text:span></text:p>
      <text:p text:style-name="P3"/>
      <text:p text:style-name="P3"><text:span text:style-name="Source_20_Text"><text:span text:style-name="T6"><text:s text:c="2"/></text:span></text:span><text:span text:style-name="Source_20_Text"><text:span text:style-name="T4">const</text:span></text:span><text:span text:style-name="Source_20_Text"><text:span text:style-name="T5"> itemToBeRemoved </text:span></text:span><text:span text:style-name="Source_20_Text"><text:span text:style-name="T8">=</text:span></text:span><text:span text:style-name="Source_20_Text"><text:span text:style-name="T5"> </text:span></text:span><text:span text:style-name="Source_20_Text"><text:span text:style-name="T4">this</text:span></text:span><text:span text:style-name="Source_20_Text"><text:span text:style-name="T5">.data[index];</text:span></text:span></text:p>
      <text:p text:style-name="P3"/>
      <text:p text:style-name="P3"><text:span text:style-name="Source_20_Text"><text:span text:style-name="T6"><text:s text:c="2"/></text:span></text:span><text:span text:style-name="Source_20_Text"><text:span text:style-name="T10">// Shift items inward one index towards the one we remove</text:span></text:span></text:p>
      <text:p text:style-name="P3"><text:span text:style-name="Source_20_Text"><text:span text:style-name="T6"><text:s text:c="2"/></text:span></text:span><text:span text:style-name="Source_20_Text"><text:span text:style-name="T4">for</text:span></text:span><text:span text:style-name="Source_20_Text"><text:span text:style-name="T5"> (</text:span></text:span><text:span text:style-name="Source_20_Text"><text:span text:style-name="T4">let</text:span></text:span><text:span text:style-name="Source_20_Text"><text:span text:style-name="T5"> i </text:span></text:span><text:span text:style-name="Source_20_Text"><text:span text:style-name="T8">=</text:span></text:span><text:span text:style-name="Source_20_Text"><text:span text:style-name="T5"> index; i </text:span></text:span><text:span text:style-name="Source_20_Text"><text:span text:style-name="T8">&lt;</text:span></text:span><text:span text:style-name="Source_20_Text"><text:span text:style-name="T5"> </text:span></text:span><text:span text:style-name="Source_20_Text"><text:span text:style-name="T4">this</text:span></text:span><text:span text:style-name="Source_20_Text"><text:span text:style-name="T5">.length </text:span></text:span><text:span text:style-name="Source_20_Text"><text:span text:style-name="T8">-</text:span></text:span><text:span text:style-name="Source_20_Text"><text:span text:style-name="T5"> </text:span></text:span><text:span text:style-name="Source_20_Text"><text:span text:style-name="T9">1</text:span></text:span><text:span text:style-name="Source_20_Text"><text:span text:style-name="T5">; i</text:span></text:span><text:span text:style-name="Source_20_Text"><text:span text:style-name="T8">++</text:span></text:span><text:span text:style-name="Source_20_Text"><text:span text:style-name="T5">) {</text:span></text:span></text:p>
      <text:p text:style-name="P3"><text:span text:style-name="Source_20_Text"><text:span text:style-name="T6"><text:s text:c="4"/></text:span></text:span><text:span text:style-name="Source_20_Text"><text:span text:style-name="T4">this</text:span></text:span><text:span text:style-name="Source_20_Text"><text:span text:style-name="T5">.data[i] </text:span></text:span><text:span text:style-name="Source_20_Text"><text:span text:style-name="T8">=</text:span></text:span><text:span text:style-name="Source_20_Text"><text:span text:style-name="T5"> </text:span></text:span><text:span text:style-name="Source_20_Text"><text:span text:style-name="T4">this</text:span></text:span><text:span text:style-name="Source_20_Text"><text:span text:style-name="T5">.data[i </text:span></text:span><text:span text:style-name="Source_20_Text"><text:span text:style-name="T8">+</text:span></text:span><text:span text:style-name="Source_20_Text"><text:span text:style-name="T5"> </text:span></text:span><text:span text:style-name="Source_20_Text"><text:span text:style-name="T9">1</text:span></text:span><text:span text:style-name="Source_20_Text"><text:span text:style-name="T5">];</text:span></text:span></text:p>
      <text:p text:style-name="P3"><text:span text:style-name="Source_20_Text"><text:span text:style-name="T6"><text:s text:c="2"/></text:span></text:span><text:span text:style-name="Source_20_Text"><text:span text:style-name="T5">}</text:span></text:span></text:p>
      <text:p text:style-name="P3"/>
      <text:p text:style-name="P3"><text:span text:style-name="Source_20_Text"><text:span text:style-name="T6"><text:s text:c="2"/></text:span></text:span><text:span text:style-name="Source_20_Text"><text:span text:style-name="T10">// The item we want to delete is just overwritten to the value of the index that comes after it.</text:span></text:span></text:p>
      <text:p text:style-name="P3"/>
      <text:p text:style-name="P3"><text:span text:style-name="Source_20_Text"><text:span text:style-name="T6"><text:s text:c="2"/></text:span></text:span><text:span text:style-name="Source_20_Text"><text:span text:style-name="T10">// Since all items were shifted inward one spot, we need to remove the last index/item since our array size shrinks by 1</text:span></text:span></text:p>
      <text:p text:style-name="P3"><text:span text:style-name="Source_20_Text"><text:span text:style-name="T6"><text:s text:c="2"/></text:span></text:span><text:span text:style-name="Source_20_Text"><text:span text:style-name="T4">delete</text:span></text:span><text:span text:style-name="Source_20_Text"><text:span text:style-name="T5"> </text:span></text:span><text:span text:style-name="Source_20_Text"><text:span text:style-name="T4">this</text:span></text:span><text:span text:style-name="Source_20_Text"><text:span text:style-name="T5">.data[</text:span></text:span><text:span text:style-name="Source_20_Text"><text:span text:style-name="T4">this</text:span></text:span><text:span text:style-name="Source_20_Text"><text:span text:style-name="T5">.length </text:span></text:span><text:span text:style-name="Source_20_Text"><text:span text:style-name="T8">-</text:span></text:span><text:span text:style-name="Source_20_Text"><text:span text:style-name="T5"> </text:span></text:span><text:span text:style-name="Source_20_Text"><text:span text:style-name="T9">1</text:span></text:span><text:span text:style-name="Source_20_Text"><text:span text:style-name="T5">];</text:span></text:span></text:p>
      <text:p text:style-name="P3"><text:span text:style-name="Source_20_Text"><text:span text:style-name="T6"><text:s text:c="2"/></text:span></text:span><text:span text:style-name="Source_20_Text"><text:span text:style-name="T4">this</text:span></text:span><text:span text:style-name="Source_20_Text"><text:span text:style-name="T5">.length</text:span></text:span><text:span text:style-name="Source_20_Text"><text:span text:style-name="T8">--</text:span></text:span><text:span text:style-name="Source_20_Text"><text:span text:style-name="T5">;</text:span></text:span></text:p>
      <text:p text:style-name="P3"/>
      <text:p text:style-name="P3"><text:span text:style-name="Source_20_Text"><text:span text:style-name="T6"><text:s text:c="2"/></text:span></text:span><text:span text:style-name="Source_20_Text"><text:span text:style-name="T4">return</text:span></text:span><text:span text:style-name="Source_20_Text"><text:span text:style-name="T5"> itemToBeRemoved;</text:span></text:span></text:p>
      <text:p text:style-name="P3"><text:span text:style-name="Source_20_Text"><text:span text:style-name="T5">}</text:span></text:span></text:p>
      <text:h text:style-name="P2" text:outline-level="2">Complete Array Implementation</text:h>
      <text:p text:style-name="P10"><text:span text:style-name="T1">You can use the </text:span><text:a xlink:type="simple" xlink:href="https://repl.it/@TreyHuffine/Arrays-Implement-JavaScript" office:target-frame-name="_blank" xlink:show="new" text:style-name="Internet_20_link" text:visited-style-name="Visited_20_Internet_20_Link"><text:span text:style-name="T2">implementation in a REPL</text:span></text:a><text:span text:style-name="T1"> or see the completed code below:</text:span></text:p>
      <text:p text:style-name="P3"><text:span text:style-name="Source_20_Text"><text:span text:style-name="T4">interface</text:span></text:span><text:span text:style-name="Source_20_Text"><text:span text:style-name="T5"> </text:span></text:span><text:span text:style-name="Source_20_Text"><text:span text:style-name="T7">HashTable</text:span></text:span><text:span text:style-name="Source_20_Text"><text:span text:style-name="T5"> {</text:span></text:span></text:p>
      <text:p text:style-name="P3"><text:span text:style-name="Source_20_Text"><text:span text:style-name="T6"><text:s text:c="2"/></text:span></text:span><text:span text:style-name="Source_20_Text"><text:span text:style-name="T5">[key</text:span></text:span><text:span text:style-name="Source_20_Text"><text:span text:style-name="T8">:</text:span></text:span><text:span text:style-name="Source_20_Text"><text:span text:style-name="T5"> number]</text:span></text:span><text:span text:style-name="Source_20_Text"><text:span text:style-name="T8">:</text:span></text:span><text:span text:style-name="Source_20_Text"><text:span text:style-name="T5"> any;</text:span></text:span></text:p>
      <text:p text:style-name="P3"><text:span text:style-name="Source_20_Text"><text:span text:style-name="T5">}</text:span></text:span></text:p>
      <text:p text:style-name="P3"/>
      <text:p text:style-name="P3"><text:span text:style-name="Source_20_Text"><text:span text:style-name="T4">class</text:span></text:span><text:span text:style-name="Source_20_Text"><text:span text:style-name="T5"> </text:span></text:span><text:span text:style-name="Source_20_Text"><text:span text:style-name="T7">DynamicArray</text:span></text:span><text:span text:style-name="Source_20_Text"><text:span text:style-name="T5"> {</text:span></text:span></text:p>
      <text:p text:style-name="P3"><text:span text:style-name="Source_20_Text"><text:span text:style-name="T6"><text:s text:c="2"/></text:span></text:span><text:span text:style-name="Source_20_Text"><text:span text:style-name="T7">length</text:span></text:span><text:span text:style-name="Source_20_Text"><text:span text:style-name="T8">:</text:span></text:span><text:span text:style-name="Source_20_Text"><text:span text:style-name="T5"> number;</text:span></text:span></text:p>
      <text:p text:style-name="P3"><text:span text:style-name="Source_20_Text"><text:span text:style-name="T6"><text:s text:c="2"/></text:span></text:span><text:span text:style-name="Source_20_Text"><text:span text:style-name="T7">data</text:span></text:span><text:span text:style-name="Source_20_Text"><text:span text:style-name="T8">:</text:span></text:span><text:span text:style-name="Source_20_Text"><text:span text:style-name="T5"> HashTable;</text:span></text:span></text:p>
      <text:p text:style-name="P3"/>
      <text:p text:style-name="P3"><text:soft-page-break/><text:span text:style-name="Source_20_Text"><text:span text:style-name="T6"><text:s text:c="2"/></text:span></text:span><text:span text:style-name="Source_20_Text"><text:span text:style-name="T9">constructor</text:span></text:span><text:span text:style-name="Source_20_Text"><text:span text:style-name="T5">() {</text:span></text:span></text:p>
      <text:p text:style-name="P3"><text:span text:style-name="Source_20_Text"><text:span text:style-name="T6"><text:s text:c="4"/></text:span></text:span><text:span text:style-name="Source_20_Text"><text:span text:style-name="T4">this</text:span></text:span><text:span text:style-name="Source_20_Text"><text:span text:style-name="T5">.length </text:span></text:span><text:span text:style-name="Source_20_Text"><text:span text:style-name="T8">=</text:span></text:span><text:span text:style-name="Source_20_Text"><text:span text:style-name="T5"> </text:span></text:span><text:span text:style-name="Source_20_Text"><text:span text:style-name="T9">0</text:span></text:span><text:span text:style-name="Source_20_Text"><text:span text:style-name="T5">;</text:span></text:span></text:p>
      <text:p text:style-name="P3"><text:span text:style-name="Source_20_Text"><text:span text:style-name="T6"><text:s text:c="4"/></text:span></text:span><text:span text:style-name="Source_20_Text"><text:span text:style-name="T4">this</text:span></text:span><text:span text:style-name="Source_20_Text"><text:span text:style-name="T5">.data </text:span></text:span><text:span text:style-name="Source_20_Text"><text:span text:style-name="T8">=</text:span></text:span><text:span text:style-name="Source_20_Text"><text:span text:style-name="T5"> {};</text:span></text:span></text:p>
      <text:p text:style-name="P3"><text:span text:style-name="Source_20_Text"><text:span text:style-name="T6"><text:s text:c="2"/></text:span></text:span><text:span text:style-name="Source_20_Text"><text:span text:style-name="T5">}</text:span></text:span></text:p>
      <text:p text:style-name="P3"/>
      <text:p text:style-name="P3"><text:span text:style-name="Source_20_Text"><text:span text:style-name="T6"><text:s text:c="2"/></text:span></text:span><text:span text:style-name="Source_20_Text"><text:span text:style-name="T9">get</text:span></text:span><text:span text:style-name="Source_20_Text"><text:span text:style-name="T5">(index</text:span></text:span><text:span text:style-name="Source_20_Text"><text:span text:style-name="T8">:</text:span></text:span><text:span text:style-name="Source_20_Text"><text:span text:style-name="T5"> number)</text:span></text:span><text:span text:style-name="Source_20_Text"><text:span text:style-name="T8">:</text:span></text:span><text:span text:style-name="Source_20_Text"><text:span text:style-name="T5"> any {</text:span></text:span></text:p>
      <text:p text:style-name="P3"><text:span text:style-name="Source_20_Text"><text:span text:style-name="T6"><text:s text:c="4"/></text:span></text:span><text:span text:style-name="Source_20_Text"><text:span text:style-name="T4">return</text:span></text:span><text:span text:style-name="Source_20_Text"><text:span text:style-name="T5"> </text:span></text:span><text:span text:style-name="Source_20_Text"><text:span text:style-name="T4">this</text:span></text:span><text:span text:style-name="Source_20_Text"><text:span text:style-name="T5">.data[index];</text:span></text:span></text:p>
      <text:p text:style-name="P3"><text:span text:style-name="Source_20_Text"><text:span text:style-name="T6"><text:s text:c="2"/></text:span></text:span><text:span text:style-name="Source_20_Text"><text:span text:style-name="T5">}</text:span></text:span></text:p>
      <text:p text:style-name="P3"/>
      <text:p text:style-name="P3"><text:span text:style-name="Source_20_Text"><text:span text:style-name="T6"><text:s text:c="2"/></text:span></text:span><text:span text:style-name="Source_20_Text"><text:span text:style-name="T9">push</text:span></text:span><text:span text:style-name="Source_20_Text"><text:span text:style-name="T5">(</text:span></text:span><text:span text:style-name="Source_20_Text"><text:span text:style-name="T7">item</text:span></text:span><text:span text:style-name="Source_20_Text"><text:span text:style-name="T8">:</text:span></text:span><text:span text:style-name="Source_20_Text"><text:span text:style-name="T5"> any) {</text:span></text:span></text:p>
      <text:p text:style-name="P3"><text:span text:style-name="Source_20_Text"><text:span text:style-name="T6"><text:s text:c="4"/></text:span></text:span><text:span text:style-name="Source_20_Text"><text:span text:style-name="T4">this</text:span></text:span><text:span text:style-name="Source_20_Text"><text:span text:style-name="T5">.data[</text:span></text:span><text:span text:style-name="Source_20_Text"><text:span text:style-name="T4">this</text:span></text:span><text:span text:style-name="Source_20_Text"><text:span text:style-name="T5">.length] </text:span></text:span><text:span text:style-name="Source_20_Text"><text:span text:style-name="T8">=</text:span></text:span><text:span text:style-name="Source_20_Text"><text:span text:style-name="T5"> item;</text:span></text:span></text:p>
      <text:p text:style-name="P3"><text:span text:style-name="Source_20_Text"><text:span text:style-name="T6"><text:s text:c="4"/></text:span></text:span><text:span text:style-name="Source_20_Text"><text:span text:style-name="T4">this</text:span></text:span><text:span text:style-name="Source_20_Text"><text:span text:style-name="T5">.length</text:span></text:span><text:span text:style-name="Source_20_Text"><text:span text:style-name="T8">++</text:span></text:span><text:span text:style-name="Source_20_Text"><text:span text:style-name="T5">;</text:span></text:span></text:p>
      <text:p text:style-name="P3"/>
      <text:p text:style-name="P3"><text:span text:style-name="Source_20_Text"><text:span text:style-name="T6"><text:s text:c="4"/></text:span></text:span><text:span text:style-name="Source_20_Text"><text:span text:style-name="T4">return</text:span></text:span><text:span text:style-name="Source_20_Text"><text:span text:style-name="T5"> </text:span></text:span><text:span text:style-name="Source_20_Text"><text:span text:style-name="T4">this</text:span></text:span><text:span text:style-name="Source_20_Text"><text:span text:style-name="T5">.length;</text:span></text:span></text:p>
      <text:p text:style-name="P3"><text:span text:style-name="Source_20_Text"><text:span text:style-name="T6"><text:s text:c="2"/></text:span></text:span><text:span text:style-name="Source_20_Text"><text:span text:style-name="T5">}</text:span></text:span></text:p>
      <text:p text:style-name="P3"/>
      <text:p text:style-name="P3"><text:span text:style-name="Source_20_Text"><text:span text:style-name="T6"><text:s text:c="2"/></text:span></text:span><text:span text:style-name="Source_20_Text"><text:span text:style-name="T9">pop</text:span></text:span><text:span text:style-name="Source_20_Text"><text:span text:style-name="T5">()</text:span></text:span><text:span text:style-name="Source_20_Text"><text:span text:style-name="T8">:</text:span></text:span><text:span text:style-name="Source_20_Text"><text:span text:style-name="T5"> any {</text:span></text:span></text:p>
      <text:p text:style-name="P3"><text:span text:style-name="Source_20_Text"><text:span text:style-name="T6"><text:s text:c="4"/></text:span></text:span><text:span text:style-name="Source_20_Text"><text:span text:style-name="T4">if</text:span></text:span><text:span text:style-name="Source_20_Text"><text:span text:style-name="T5"> (</text:span></text:span><text:span text:style-name="Source_20_Text"><text:span text:style-name="T4">this</text:span></text:span><text:span text:style-name="Source_20_Text"><text:span text:style-name="T5">.length </text:span></text:span><text:span text:style-name="Source_20_Text"><text:span text:style-name="T8">===</text:span></text:span><text:span text:style-name="Source_20_Text"><text:span text:style-name="T5"> </text:span></text:span><text:span text:style-name="Source_20_Text"><text:span text:style-name="T9">0</text:span></text:span><text:span text:style-name="Source_20_Text"><text:span text:style-name="T5">) {</text:span></text:span></text:p>
      <text:p text:style-name="P3"><text:span text:style-name="Source_20_Text"><text:span text:style-name="T6"><text:s text:c="6"/></text:span></text:span><text:span text:style-name="Source_20_Text"><text:span text:style-name="T4">return</text:span></text:span><text:span text:style-name="Source_20_Text"><text:span text:style-name="T5"> </text:span></text:span><text:span text:style-name="Source_20_Text"><text:span text:style-name="T4">undefined</text:span></text:span><text:span text:style-name="Source_20_Text"><text:span text:style-name="T5">;</text:span></text:span></text:p>
      <text:p text:style-name="P3"><text:span text:style-name="Source_20_Text"><text:span text:style-name="T6"><text:s text:c="4"/></text:span></text:span><text:span text:style-name="Source_20_Text"><text:span text:style-name="T5">}</text:span></text:span></text:p>
      <text:p text:style-name="P3"/>
      <text:p text:style-name="P3"><text:span text:style-name="Source_20_Text"><text:span text:style-name="T6"><text:s text:c="4"/></text:span></text:span><text:span text:style-name="Source_20_Text"><text:span text:style-name="T4">const</text:span></text:span><text:span text:style-name="Source_20_Text"><text:span text:style-name="T5"> poppedItem </text:span></text:span><text:span text:style-name="Source_20_Text"><text:span text:style-name="T8">=</text:span></text:span><text:span text:style-name="Source_20_Text"><text:span text:style-name="T5"> </text:span></text:span><text:span text:style-name="Source_20_Text"><text:span text:style-name="T4">this</text:span></text:span><text:span text:style-name="Source_20_Text"><text:span text:style-name="T5">.data[</text:span></text:span><text:span text:style-name="Source_20_Text"><text:span text:style-name="T4">this</text:span></text:span><text:span text:style-name="Source_20_Text"><text:span text:style-name="T5">.length </text:span></text:span><text:span text:style-name="Source_20_Text"><text:span text:style-name="T8">-</text:span></text:span><text:span text:style-name="Source_20_Text"><text:span text:style-name="T5"> </text:span></text:span><text:span text:style-name="Source_20_Text"><text:span text:style-name="T9">1</text:span></text:span><text:span text:style-name="Source_20_Text"><text:span text:style-name="T5">];</text:span></text:span></text:p>
      <text:p text:style-name="P3"><text:span text:style-name="Source_20_Text"><text:span text:style-name="T6"><text:s text:c="4"/></text:span></text:span><text:span text:style-name="Source_20_Text"><text:span text:style-name="T4">delete</text:span></text:span><text:span text:style-name="Source_20_Text"><text:span text:style-name="T5"> </text:span></text:span><text:span text:style-name="Source_20_Text"><text:span text:style-name="T4">this</text:span></text:span><text:span text:style-name="Source_20_Text"><text:span text:style-name="T5">.data[</text:span></text:span><text:span text:style-name="Source_20_Text"><text:span text:style-name="T4">this</text:span></text:span><text:span text:style-name="Source_20_Text"><text:span text:style-name="T5">.length </text:span></text:span><text:span text:style-name="Source_20_Text"><text:span text:style-name="T8">-</text:span></text:span><text:span text:style-name="Source_20_Text"><text:span text:style-name="T5"> </text:span></text:span><text:span text:style-name="Source_20_Text"><text:span text:style-name="T9">1</text:span></text:span><text:span text:style-name="Source_20_Text"><text:span text:style-name="T5">];</text:span></text:span></text:p>
      <text:p text:style-name="P3"><text:span text:style-name="Source_20_Text"><text:span text:style-name="T6"><text:s text:c="4"/></text:span></text:span><text:span text:style-name="Source_20_Text"><text:span text:style-name="T4">this</text:span></text:span><text:span text:style-name="Source_20_Text"><text:span text:style-name="T5">.length</text:span></text:span><text:span text:style-name="Source_20_Text"><text:span text:style-name="T8">--</text:span></text:span><text:span text:style-name="Source_20_Text"><text:span text:style-name="T5">;</text:span></text:span></text:p>
      <text:p text:style-name="P3"/>
      <text:p text:style-name="P3"><text:span text:style-name="Source_20_Text"><text:span text:style-name="T6"><text:s text:c="4"/></text:span></text:span><text:span text:style-name="Source_20_Text"><text:span text:style-name="T4">return</text:span></text:span><text:span text:style-name="Source_20_Text"><text:span text:style-name="T5"> poppedItem;</text:span></text:span></text:p>
      <text:p text:style-name="P3"><text:span text:style-name="Source_20_Text"><text:span text:style-name="T6"><text:s text:c="2"/></text:span></text:span><text:span text:style-name="Source_20_Text"><text:span text:style-name="T5">}</text:span></text:span></text:p>
      <text:p text:style-name="P3"/>
      <text:p text:style-name="P3"><text:span text:style-name="Source_20_Text"><text:span text:style-name="T6"><text:s text:c="2"/></text:span></text:span><text:span text:style-name="Source_20_Text"><text:span text:style-name="T9">insert</text:span></text:span><text:span text:style-name="Source_20_Text"><text:span text:style-name="T5">(index</text:span></text:span><text:span text:style-name="Source_20_Text"><text:span text:style-name="T8">:</text:span></text:span><text:span text:style-name="Source_20_Text"><text:span text:style-name="T5"> number, </text:span></text:span><text:span text:style-name="Source_20_Text"><text:span text:style-name="T7">item</text:span></text:span><text:span text:style-name="Source_20_Text"><text:span text:style-name="T8">:</text:span></text:span><text:span text:style-name="Source_20_Text"><text:span text:style-name="T5"> any)</text:span></text:span><text:span text:style-name="Source_20_Text"><text:span text:style-name="T8">:</text:span></text:span><text:span text:style-name="Source_20_Text"><text:span text:style-name="T5"> HashTable {</text:span></text:span></text:p>
      <text:p text:style-name="P3"><text:span text:style-name="Source_20_Text"><text:span text:style-name="T6"><text:s text:c="4"/></text:span></text:span><text:span text:style-name="Source_20_Text"><text:span text:style-name="T4">if</text:span></text:span><text:span text:style-name="Source_20_Text"><text:span text:style-name="T5"> (index </text:span></text:span><text:span text:style-name="Source_20_Text"><text:span text:style-name="T8">&gt;</text:span></text:span><text:span text:style-name="Source_20_Text"><text:span text:style-name="T5"> </text:span></text:span><text:span text:style-name="Source_20_Text"><text:span text:style-name="T4">this</text:span></text:span><text:span text:style-name="Source_20_Text"><text:span text:style-name="T5">.length </text:span></text:span><text:span text:style-name="Source_20_Text"><text:span text:style-name="T8">-</text:span></text:span><text:span text:style-name="Source_20_Text"><text:span text:style-name="T5"> </text:span></text:span><text:span text:style-name="Source_20_Text"><text:span text:style-name="T9">1</text:span></text:span><text:span text:style-name="Source_20_Text"><text:span text:style-name="T5"> </text:span></text:span><text:span text:style-name="Source_20_Text"><text:span text:style-name="T8">||</text:span></text:span><text:span text:style-name="Source_20_Text"><text:span text:style-name="T5"> index </text:span></text:span><text:span text:style-name="Source_20_Text"><text:span text:style-name="T8">&lt;</text:span></text:span><text:span text:style-name="Source_20_Text"><text:span text:style-name="T5"> </text:span></text:span><text:span text:style-name="Source_20_Text"><text:span text:style-name="T9">0</text:span></text:span><text:span text:style-name="Source_20_Text"><text:span text:style-name="T5">) {</text:span></text:span></text:p>
      <text:p text:style-name="P3"><text:span text:style-name="Source_20_Text"><text:span text:style-name="T6"><text:s text:c="6"/></text:span></text:span><text:span text:style-name="Source_20_Text"><text:span text:style-name="T4">return</text:span></text:span><text:span text:style-name="Source_20_Text"><text:span text:style-name="T5"> </text:span></text:span><text:span text:style-name="Source_20_Text"><text:span text:style-name="T4">undefined</text:span></text:span><text:span text:style-name="Source_20_Text"><text:span text:style-name="T5">;</text:span></text:span></text:p>
      <text:p text:style-name="P3"><text:span text:style-name="Source_20_Text"><text:span text:style-name="T6"><text:s text:c="4"/></text:span></text:span><text:span text:style-name="Source_20_Text"><text:span text:style-name="T5">}</text:span></text:span></text:p>
      <text:p text:style-name="P3"/>
      <text:p text:style-name="P3"><text:span text:style-name="Source_20_Text"><text:span text:style-name="T6"><text:s text:c="4"/></text:span></text:span><text:span text:style-name="Source_20_Text"><text:span text:style-name="T4">this</text:span></text:span><text:span text:style-name="Source_20_Text"><text:span text:style-name="T5">.length</text:span></text:span><text:span text:style-name="Source_20_Text"><text:span text:style-name="T8">++</text:span></text:span><text:span text:style-name="Source_20_Text"><text:span text:style-name="T5">;</text:span></text:span></text:p>
      <text:p text:style-name="P3"/>
      <text:p text:style-name="P3"><text:span text:style-name="Source_20_Text"><text:span text:style-name="T6"><text:s text:c="4"/></text:span></text:span><text:span text:style-name="Source_20_Text"><text:span text:style-name="T4">for</text:span></text:span><text:span text:style-name="Source_20_Text"><text:span text:style-name="T5"> (</text:span></text:span><text:span text:style-name="Source_20_Text"><text:span text:style-name="T4">let</text:span></text:span><text:span text:style-name="Source_20_Text"><text:span text:style-name="T5"> i </text:span></text:span><text:span text:style-name="Source_20_Text"><text:span text:style-name="T8">=</text:span></text:span><text:span text:style-name="Source_20_Text"><text:span text:style-name="T5"> </text:span></text:span><text:span text:style-name="Source_20_Text"><text:span text:style-name="T4">this</text:span></text:span><text:span text:style-name="Source_20_Text"><text:span text:style-name="T5">.length </text:span></text:span><text:span text:style-name="Source_20_Text"><text:span text:style-name="T8">-</text:span></text:span><text:span text:style-name="Source_20_Text"><text:span text:style-name="T5"> </text:span></text:span><text:span text:style-name="Source_20_Text"><text:span text:style-name="T9">1</text:span></text:span><text:span text:style-name="Source_20_Text"><text:span text:style-name="T5">; i </text:span></text:span><text:span text:style-name="Source_20_Text"><text:span text:style-name="T8">&gt;</text:span></text:span><text:span text:style-name="Source_20_Text"><text:span text:style-name="T5"> index; i</text:span></text:span><text:span text:style-name="Source_20_Text"><text:span text:style-name="T8">--</text:span></text:span><text:span text:style-name="Source_20_Text"><text:span text:style-name="T5">) {</text:span></text:span></text:p>
      <text:p text:style-name="P3"><text:span text:style-name="Source_20_Text"><text:span text:style-name="T6"><text:s text:c="6"/></text:span></text:span><text:span text:style-name="Source_20_Text"><text:span text:style-name="T4">this</text:span></text:span><text:span text:style-name="Source_20_Text"><text:span text:style-name="T5">.data[i] </text:span></text:span><text:span text:style-name="Source_20_Text"><text:span text:style-name="T8">=</text:span></text:span><text:span text:style-name="Source_20_Text"><text:span text:style-name="T5"> </text:span></text:span><text:span text:style-name="Source_20_Text"><text:span text:style-name="T4">this</text:span></text:span><text:span text:style-name="Source_20_Text"><text:span text:style-name="T5">.data[i </text:span></text:span><text:span text:style-name="Source_20_Text"><text:span text:style-name="T8">-</text:span></text:span><text:span text:style-name="Source_20_Text"><text:span text:style-name="T5"> </text:span></text:span><text:span text:style-name="Source_20_Text"><text:span text:style-name="T9">1</text:span></text:span><text:span text:style-name="Source_20_Text"><text:span text:style-name="T5">];</text:span></text:span></text:p>
      <text:p text:style-name="P3"><text:soft-page-break/><text:span text:style-name="Source_20_Text"><text:span text:style-name="T6"><text:s text:c="4"/></text:span></text:span><text:span text:style-name="Source_20_Text"><text:span text:style-name="T5">}</text:span></text:span></text:p>
      <text:p text:style-name="P3"/>
      <text:p text:style-name="P3"><text:span text:style-name="Source_20_Text"><text:span text:style-name="T6"><text:s text:c="4"/></text:span></text:span><text:span text:style-name="Source_20_Text"><text:span text:style-name="T4">this</text:span></text:span><text:span text:style-name="Source_20_Text"><text:span text:style-name="T5">.data[index] </text:span></text:span><text:span text:style-name="Source_20_Text"><text:span text:style-name="T8">=</text:span></text:span><text:span text:style-name="Source_20_Text"><text:span text:style-name="T5"> item;</text:span></text:span></text:p>
      <text:p text:style-name="P3"/>
      <text:p text:style-name="P3"><text:span text:style-name="Source_20_Text"><text:span text:style-name="T6"><text:s text:c="4"/></text:span></text:span><text:span text:style-name="Source_20_Text"><text:span text:style-name="T4">return</text:span></text:span><text:span text:style-name="Source_20_Text"><text:span text:style-name="T5"> </text:span></text:span><text:span text:style-name="Source_20_Text"><text:span text:style-name="T4">this</text:span></text:span><text:span text:style-name="Source_20_Text"><text:span text:style-name="T5">.data;</text:span></text:span></text:p>
      <text:p text:style-name="P3"><text:span text:style-name="Source_20_Text"><text:span text:style-name="T6"><text:s text:c="2"/></text:span></text:span><text:span text:style-name="Source_20_Text"><text:span text:style-name="T5">}</text:span></text:span></text:p>
      <text:p text:style-name="P3"/>
      <text:p text:style-name="P3"><text:span text:style-name="Source_20_Text"><text:span text:style-name="T6"><text:s text:c="2"/></text:span></text:span><text:span text:style-name="Source_20_Text"><text:span text:style-name="T9">remove</text:span></text:span><text:span text:style-name="Source_20_Text"><text:span text:style-name="T5">(index</text:span></text:span><text:span text:style-name="Source_20_Text"><text:span text:style-name="T8">:</text:span></text:span><text:span text:style-name="Source_20_Text"><text:span text:style-name="T5"> number)</text:span></text:span><text:span text:style-name="Source_20_Text"><text:span text:style-name="T8">:</text:span></text:span><text:span text:style-name="Source_20_Text"><text:span text:style-name="T5"> any {</text:span></text:span></text:p>
      <text:p text:style-name="P3"><text:span text:style-name="Source_20_Text"><text:span text:style-name="T6"><text:s text:c="4"/></text:span></text:span><text:span text:style-name="Source_20_Text"><text:span text:style-name="T4">if</text:span></text:span><text:span text:style-name="Source_20_Text"><text:span text:style-name="T5"> (</text:span></text:span><text:span text:style-name="Source_20_Text"><text:span text:style-name="T4">this</text:span></text:span><text:span text:style-name="Source_20_Text"><text:span text:style-name="T5">.length </text:span></text:span><text:span text:style-name="Source_20_Text"><text:span text:style-name="T8">===</text:span></text:span><text:span text:style-name="Source_20_Text"><text:span text:style-name="T5"> </text:span></text:span><text:span text:style-name="Source_20_Text"><text:span text:style-name="T9">0</text:span></text:span><text:span text:style-name="Source_20_Text"><text:span text:style-name="T5">) {</text:span></text:span></text:p>
      <text:p text:style-name="P3"><text:span text:style-name="Source_20_Text"><text:span text:style-name="T6"><text:s text:c="6"/></text:span></text:span><text:span text:style-name="Source_20_Text"><text:span text:style-name="T4">return</text:span></text:span><text:span text:style-name="Source_20_Text"><text:span text:style-name="T5"> </text:span></text:span><text:span text:style-name="Source_20_Text"><text:span text:style-name="T4">undefined</text:span></text:span><text:span text:style-name="Source_20_Text"><text:span text:style-name="T5">;</text:span></text:span></text:p>
      <text:p text:style-name="P3"><text:span text:style-name="Source_20_Text"><text:span text:style-name="T6"><text:s text:c="4"/></text:span></text:span><text:span text:style-name="Source_20_Text"><text:span text:style-name="T5">}</text:span></text:span></text:p>
      <text:p text:style-name="P3"/>
      <text:p text:style-name="P3"><text:span text:style-name="Source_20_Text"><text:span text:style-name="T6"><text:s text:c="4"/></text:span></text:span><text:span text:style-name="Source_20_Text"><text:span text:style-name="T4">if</text:span></text:span><text:span text:style-name="Source_20_Text"><text:span text:style-name="T5"> (index </text:span></text:span><text:span text:style-name="Source_20_Text"><text:span text:style-name="T8">&gt;</text:span></text:span><text:span text:style-name="Source_20_Text"><text:span text:style-name="T5"> </text:span></text:span><text:span text:style-name="Source_20_Text"><text:span text:style-name="T4">this</text:span></text:span><text:span text:style-name="Source_20_Text"><text:span text:style-name="T5">.length </text:span></text:span><text:span text:style-name="Source_20_Text"><text:span text:style-name="T8">-</text:span></text:span><text:span text:style-name="Source_20_Text"><text:span text:style-name="T5"> </text:span></text:span><text:span text:style-name="Source_20_Text"><text:span text:style-name="T9">1</text:span></text:span><text:span text:style-name="Source_20_Text"><text:span text:style-name="T5"> </text:span></text:span><text:span text:style-name="Source_20_Text"><text:span text:style-name="T8">||</text:span></text:span><text:span text:style-name="Source_20_Text"><text:span text:style-name="T5"> index </text:span></text:span><text:span text:style-name="Source_20_Text"><text:span text:style-name="T8">&lt;</text:span></text:span><text:span text:style-name="Source_20_Text"><text:span text:style-name="T5"> </text:span></text:span><text:span text:style-name="Source_20_Text"><text:span text:style-name="T9">0</text:span></text:span><text:span text:style-name="Source_20_Text"><text:span text:style-name="T5">) {</text:span></text:span></text:p>
      <text:p text:style-name="P3"><text:span text:style-name="Source_20_Text"><text:span text:style-name="T6"><text:s text:c="6"/></text:span></text:span><text:span text:style-name="Source_20_Text"><text:span text:style-name="T4">return</text:span></text:span><text:span text:style-name="Source_20_Text"><text:span text:style-name="T5"> </text:span></text:span><text:span text:style-name="Source_20_Text"><text:span text:style-name="T4">undefined</text:span></text:span><text:span text:style-name="Source_20_Text"><text:span text:style-name="T5">;</text:span></text:span></text:p>
      <text:p text:style-name="P3"><text:span text:style-name="Source_20_Text"><text:span text:style-name="T6"><text:s text:c="4"/></text:span></text:span><text:span text:style-name="Source_20_Text"><text:span text:style-name="T5">}</text:span></text:span></text:p>
      <text:p text:style-name="P3"/>
      <text:p text:style-name="P3"><text:span text:style-name="Source_20_Text"><text:span text:style-name="T6"><text:s text:c="4"/></text:span></text:span><text:span text:style-name="Source_20_Text"><text:span text:style-name="T4">const</text:span></text:span><text:span text:style-name="Source_20_Text"><text:span text:style-name="T5"> itemToBeRemoved </text:span></text:span><text:span text:style-name="Source_20_Text"><text:span text:style-name="T8">=</text:span></text:span><text:span text:style-name="Source_20_Text"><text:span text:style-name="T5"> </text:span></text:span><text:span text:style-name="Source_20_Text"><text:span text:style-name="T4">this</text:span></text:span><text:span text:style-name="Source_20_Text"><text:span text:style-name="T5">.data[index];</text:span></text:span></text:p>
      <text:p text:style-name="P3"/>
      <text:p text:style-name="P3"><text:span text:style-name="Source_20_Text"><text:span text:style-name="T6"><text:s text:c="4"/></text:span></text:span><text:span text:style-name="Source_20_Text"><text:span text:style-name="T4">for</text:span></text:span><text:span text:style-name="Source_20_Text"><text:span text:style-name="T5"> (</text:span></text:span><text:span text:style-name="Source_20_Text"><text:span text:style-name="T4">let</text:span></text:span><text:span text:style-name="Source_20_Text"><text:span text:style-name="T5"> i </text:span></text:span><text:span text:style-name="Source_20_Text"><text:span text:style-name="T8">=</text:span></text:span><text:span text:style-name="Source_20_Text"><text:span text:style-name="T5"> index; i </text:span></text:span><text:span text:style-name="Source_20_Text"><text:span text:style-name="T8">&lt;</text:span></text:span><text:span text:style-name="Source_20_Text"><text:span text:style-name="T5"> </text:span></text:span><text:span text:style-name="Source_20_Text"><text:span text:style-name="T4">this</text:span></text:span><text:span text:style-name="Source_20_Text"><text:span text:style-name="T5">.length </text:span></text:span><text:span text:style-name="Source_20_Text"><text:span text:style-name="T8">-</text:span></text:span><text:span text:style-name="Source_20_Text"><text:span text:style-name="T5"> </text:span></text:span><text:span text:style-name="Source_20_Text"><text:span text:style-name="T9">1</text:span></text:span><text:span text:style-name="Source_20_Text"><text:span text:style-name="T5">; i</text:span></text:span><text:span text:style-name="Source_20_Text"><text:span text:style-name="T8">++</text:span></text:span><text:span text:style-name="Source_20_Text"><text:span text:style-name="T5">) {</text:span></text:span></text:p>
      <text:p text:style-name="P3"><text:span text:style-name="Source_20_Text"><text:span text:style-name="T6"><text:s text:c="6"/></text:span></text:span><text:span text:style-name="Source_20_Text"><text:span text:style-name="T4">this</text:span></text:span><text:span text:style-name="Source_20_Text"><text:span text:style-name="T5">.data[i] </text:span></text:span><text:span text:style-name="Source_20_Text"><text:span text:style-name="T8">=</text:span></text:span><text:span text:style-name="Source_20_Text"><text:span text:style-name="T5"> </text:span></text:span><text:span text:style-name="Source_20_Text"><text:span text:style-name="T4">this</text:span></text:span><text:span text:style-name="Source_20_Text"><text:span text:style-name="T5">.data[i </text:span></text:span><text:span text:style-name="Source_20_Text"><text:span text:style-name="T8">+</text:span></text:span><text:span text:style-name="Source_20_Text"><text:span text:style-name="T5"> </text:span></text:span><text:span text:style-name="Source_20_Text"><text:span text:style-name="T9">1</text:span></text:span><text:span text:style-name="Source_20_Text"><text:span text:style-name="T5">];</text:span></text:span></text:p>
      <text:p text:style-name="P3"><text:span text:style-name="Source_20_Text"><text:span text:style-name="T6"><text:s text:c="4"/></text:span></text:span><text:span text:style-name="Source_20_Text"><text:span text:style-name="T5">}</text:span></text:span></text:p>
      <text:p text:style-name="P3"/>
      <text:p text:style-name="P3"><text:span text:style-name="Source_20_Text"><text:span text:style-name="T6"><text:s text:c="4"/></text:span></text:span><text:span text:style-name="Source_20_Text"><text:span text:style-name="T4">delete</text:span></text:span><text:span text:style-name="Source_20_Text"><text:span text:style-name="T5"> </text:span></text:span><text:span text:style-name="Source_20_Text"><text:span text:style-name="T4">this</text:span></text:span><text:span text:style-name="Source_20_Text"><text:span text:style-name="T5">.data[</text:span></text:span><text:span text:style-name="Source_20_Text"><text:span text:style-name="T4">this</text:span></text:span><text:span text:style-name="Source_20_Text"><text:span text:style-name="T5">.length </text:span></text:span><text:span text:style-name="Source_20_Text"><text:span text:style-name="T8">-</text:span></text:span><text:span text:style-name="Source_20_Text"><text:span text:style-name="T5"> </text:span></text:span><text:span text:style-name="Source_20_Text"><text:span text:style-name="T9">1</text:span></text:span><text:span text:style-name="Source_20_Text"><text:span text:style-name="T5">];</text:span></text:span></text:p>
      <text:p text:style-name="P3"><text:span text:style-name="Source_20_Text"><text:span text:style-name="T6"><text:s text:c="4"/></text:span></text:span><text:span text:style-name="Source_20_Text"><text:span text:style-name="T4">this</text:span></text:span><text:span text:style-name="Source_20_Text"><text:span text:style-name="T5">.length</text:span></text:span><text:span text:style-name="Source_20_Text"><text:span text:style-name="T8">--</text:span></text:span><text:span text:style-name="Source_20_Text"><text:span text:style-name="T5">;</text:span></text:span></text:p>
      <text:p text:style-name="P3"/>
      <text:p text:style-name="P3"><text:span text:style-name="Source_20_Text"><text:span text:style-name="T6"><text:s text:c="4"/></text:span></text:span><text:span text:style-name="Source_20_Text"><text:span text:style-name="T4">return</text:span></text:span><text:span text:style-name="Source_20_Text"><text:span text:style-name="T5"> itemToBeRemoved;</text:span></text:span></text:p>
      <text:p text:style-name="P3"><text:span text:style-name="Source_20_Text"><text:span text:style-name="T6"><text:s text:c="2"/></text:span></text:span><text:span text:style-name="Source_20_Text"><text:span text:style-name="T5">}</text:span></text:span></text:p>
      <text:p text:style-name="P3"><text:span text:style-name="Source_20_Text"><text:span text:style-name="T5">}</text:span></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Monaco, 'Andale Mono', 'Ubuntu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 Sans" svg:font-family="'Open Sans', 'Helvetica Neue', Arial, Helvetica,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000000" style:writing-mode="lr-tb" draw:fill="solid" draw:fill-color="#0000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fill-color="#0000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8T16:29:11.822209168</meta:creation-date>
    <dc:date>2023-12-18T16:30:53.438450837</dc:date>
    <meta:editing-duration>PT1M44S</meta:editing-duration>
    <meta:editing-cycles>1</meta:editing-cycles>
    <meta:document-statistic meta:table-count="0" meta:image-count="0" meta:object-count="0" meta:page-count="7" meta:paragraph-count="156" meta:word-count="960" meta:character-count="5533" meta:non-whitespace-character-count="4395"/>
    <meta:generator>LibreOffice/7.5.6.2$Linux_X86_64 LibreOffice_project/50$Build-2</meta:generator>
  </office:meta>
</office:document-meta>
</file>